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b3cd2" officeooo:paragraph-rsid="001b3cd2"/>
    </style:style>
    <style:style style:name="P2" style:family="paragraph" style:parent-style-name="Standard">
      <style:text-properties officeooo:rsid="001c32af" officeooo:paragraph-rsid="001c32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ывод всех записей (максимально 100 записей):</text:p>
      <text:p text:style-name="P1">GET /search_index/_search?size=100</text:p>
      <text:p text:style-name="P1"/>
      <text:p text:style-name="P2">Вывод по определенному полю:</text:p>
      <text:p text:style-name="P2">GET /search_index/_search</text:p>
      <text:p text:style-name="P2">{</text:p>
      <text:p text:style-name="P2"><text:s text:c="2"/>"query": {</text:p>
      <text:p text:style-name="P2"><text:s text:c="4"/>"match":{</text:p>
      <text:p text:style-name="P2"><text:s text:c="6"/>"auctionId":"0372074a-0eb0-42fd-8319-7305da23a36b"</text:p>
      <text:p text:style-name="P2"><text:s text:c="4"/>}</text:p>
      <text:p text:style-name="P2"><text:s text:c="2"/>}</text:p>
      <text:p text:style-name="P2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21:22.442548312</meta:creation-date>
    <dc:date>2024-11-19T08:33:26.472770082</dc:date>
    <meta:editing-duration>PT12M3S</meta:editing-duration>
    <meta:editing-cycles>2</meta:editing-cycles>
    <meta:generator>LibreOffice/24.8.2.1$Linux_X86_64 LibreOffice_project/480$Build-1</meta:generator>
    <meta:document-statistic meta:table-count="0" meta:image-count="0" meta:object-count="0" meta:page-count="1" meta:paragraph-count="11" meta:word-count="22" meta:character-count="223" meta:non-whitespace-character-count="194"/>
  </office:meta>
</office:document-meta>
</file>